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fo:font-size="12pt" fo:font-weight="bold" officeooo:rsid="000f4747" officeooo:paragraph-rsid="000f4747" style:font-size-asian="12pt" style:font-weight-asian="bold" style:font-size-complex="12pt" style:font-weight-complex="bold"/>
    </style:style>
    <style:style style:name="P2" style:family="paragraph" style:parent-style-name="Preformatted_20_Text">
      <style:text-properties fo:font-size="12pt" officeooo:rsid="000f4747" officeooo:paragraph-rsid="000f4747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utton Design</text:p>
      <text:p text:style-name="P2"/>
      <text:p text:style-name="P2">- btn-primary for main action in the page</text:p>
      <text:p text:style-name="P2">- btn-warning for go back</text:p>
      <text:p text:style-name="P2">- btn-danger for delete action</text:p>
      <text:p text:style-name="P2">- btn-default for generic ac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8-02T11:00:19.502000000</dc:date>
    <meta:document-statistic meta:table-count="0" meta:image-count="0" meta:object-count="0" meta:page-count="1" meta:paragraph-count="5" meta:word-count="25" meta:character-count="141" meta:non-whitespace-character-count="121"/>
    <meta:generator>LibreOffice/4.2.5.2$Windows_x86 LibreOffice_project/61cb170a04bb1f12e77c884eab9192be736ec5f5</meta:generator>
  </office:meta>
</office:document-meta>
</file>